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Verdan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10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" table:number-columns-repeated="33" table:default-cell-style-name="ce22"/>
        <table:table-column table:style-name="co2" table:number-columns-repeated="4" table:default-cell-style-name="ce22"/>
        <table:table-column table:style-name="co3" table:number-columns-repeated="8" table:default-cell-style-name="ce22"/>
        <table:table-column table:style-name="co4" table:number-columns-repeated="973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2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23" office:value-type="string" calcext:value-type="string" table:number-columns-spanned="1" table:number-rows-spanned="2">
            <text:p>obecności</text:p>
          </table:table-cell>
          <table:table-cell table:style-name="ce2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7" office:value-type="string" calcext:value-type="string" table:number-columns-spanned="2" table:number-rows-spanned="1">
            <text:p>popraw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1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2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7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9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3618" calcext:value-type="float">
            <text:p>9361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3];[.E3];[.G3];[.I3];[.K3];[.M3];[.O3];[.Q3];[.S3];[.U3];[.W3];[.Y3];[.AA3];[.AC3];[.AE3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3];[.AH3];[.AI3];[.AK3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958" calcext:value-type="float">
            <text:p>9495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4];[.E4];[.G4];[.I4];[.K4];[.M4];[.O4];[.Q4];[.S4];[.U4];[.W4];[.Y4];[.AA4];[.AC4];[.AE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4];[.AH4];[.AI4];[.AK4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3568" calcext:value-type="float">
            <text:p>935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24" table:formula="of:=SUM([.C5];[.E5];[.G5];[.I5];[.K5];[.M5];[.O5];[.Q5];[.S5];[.U5];[.W5];[.Y5];[.AA5];[.AC5];[.AE5])/15" office:value-type="percentage" office:value="0.666666666666667" calcext:value-type="percentage">
            <text:p>66,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5];[.AH5];[.AI5];[.AK5])" office:value-type="float" office:value="36" calcext:value-type="float">
            <text:p>36</text:p>
          </table:table-cell>
          <table:table-cell table:style-name="ce25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959" calcext:value-type="float">
            <text:p>9495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C6];[.E6];[.G6];[.I6];[.K6];[.M6];[.O6];[.Q6];[.S6];[.U6];[.W6];[.Y6];[.AA6];[.AC6];[.AE6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G6];[.AH6];[.AI6];[.AK6])" office:value-type="float" office:value="67" calcext:value-type="float">
            <text:p>67</text:p>
          </table:table-cell>
          <table:table-cell table:style-name="ce26" office:value-type="float" office:value="3.5" calcext:value-type="float">
            <text:p>3,5</text:p>
          </table:table-cell>
          <table:table-cell table:style-name="ce1" office:value-type="string" calcext:value-type="string">
            <text:p>9(s2)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4960" calcext:value-type="float">
            <text:p>9496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4" table:formula="of:=SUM([.C7];[.E7];[.G7];[.I7];[.K7];[.M7];[.O7];[.Q7];[.S7];[.U7];[.W7];[.Y7];[.AA7];[.AC7];[.AE7])/15" office:value-type="percentage" office:value="0.933333333333333" calcext:value-type="percentage">
            <text:p>93,3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G7];[.AH7];[.AI7];[.AK7])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8897" calcext:value-type="float">
            <text:p>8889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8];[.E8];[.G8];[.I8];[.K8];[.M8];[.O8];[.Q8];[.S8];[.U8];[.W8];[.Y8];[.AA8];[.AC8];[.AE8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8];[.AH8];[.AI8];[.AK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4961" calcext:value-type="float">
            <text:p>94961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9];[.E9];[.G9];[.I9];[.K9];[.M9];[.O9];[.Q9];[.S9];[.U9];[.W9];[.Y9];[.AA9];[.AC9];[.AE9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9];[.AH9];[.AI9];[.AK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4962" calcext:value-type="float">
            <text:p>9496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4" table:formula="of:=SUM([.C10];[.E10];[.G10];[.I10];[.K10];[.M10];[.O10];[.Q10];[.S10];[.U10];[.W10];[.Y10];[.AA10];[.AC10];[.AE10])/15" office:value-type="percentage" office:value="0.866666666666667" calcext:value-type="percentage">
            <text:p>86,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10];[.AH10];[.AI10];[.AK10])" office:value-type="float" office:value="54" calcext:value-type="float">
            <text:p>54</text:p>
          </table:table-cell>
          <table:table-cell table:style-name="ce25" office:value-type="string" calcext:value-type="string">
            <text:p>3(T1)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4964" calcext:value-type="float">
            <text:p>9496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24" table:formula="of:=SUM([.C11];[.E11];[.G11];[.I11];[.K11];[.M11];[.O11];[.Q11];[.S11];[.U11];[.W11];[.Y11];[.AA11];[.AC11];[.AE11])/15" office:value-type="percentage" office:value="0.866666666666667" calcext:value-type="percentage">
            <text:p>86,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11];[.AH11];[.AI11];[.AK11])" office:value-type="float" office:value="16" calcext:value-type="float">
            <text:p>16</text:p>
          </table:table-cell>
          <table:table-cell table:style-name="ce25" office:value-type="string" calcext:value-type="string">
            <text:p>3(T2)</text:p>
          </table:table-cell>
          <table:table-cell table:style-name="ce1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966" calcext:value-type="float">
            <text:p>9496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C12];[.E12];[.G12];[.I12];[.K12];[.M12];[.O12];[.Q12];[.S12];[.U12];[.W12];[.Y12];[.AA12];[.AC12];[.AE12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G12];[.AH12];[.AI12];[.AK12])" office:value-type="float" office:value="79" calcext:value-type="float">
            <text:p>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967" calcext:value-type="float">
            <text:p>9496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7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3];[.E13];[.G13];[.I13];[.K13];[.M13];[.O13];[.Q13];[.S13];[.U13];[.W13];[.Y13];[.AA13];[.AC13];[.AE13])/15" office:value-type="percentage" office:value="0.133333333333333" calcext:value-type="percentage">
            <text:p>1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3];[.AH13];[.AI13];[.AK13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968" calcext:value-type="float">
            <text:p>9496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table:formula="of:=SUM([.C14];[.E14];[.G14];[.I14];[.K14];[.M14];[.O14];[.Q14];[.S14];[.U14];[.W14];[.Y14];[.AA14];[.AC14];[.AE14])/15" office:value-type="percentage" office:value="0.8" calcext:value-type="percentage">
            <text:p>80,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14];[.AH14];[.AI14];[.AK14])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4969" calcext:value-type="float">
            <text:p>94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24" table:formula="of:=SUM([.C15];[.E15];[.G15];[.I15];[.K15];[.M15];[.O15];[.Q15];[.S15];[.U15];[.W15];[.Y15];[.AA15];[.AC15];[.AE15])/15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G15];[.AH15];[.AI15];[.AK15])" office:value-type="float" office:value="46" calcext:value-type="float">
            <text:p>46</text:p>
          </table:table-cell>
          <table:table-cell table:style-name="ce25" office:value-type="string" calcext:value-type="string">
            <text:p>3(T1)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971" calcext:value-type="float">
            <text:p>94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9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24" table:formula="of:=SUM([.C16];[.E16];[.G16];[.I16];[.K16];[.M16];[.O16];[.Q16];[.S16];[.U16];[.W16];[.Y16];[.AA16];[.AC16];[.AE16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G16];[.AH16];[.AI16];[.AK16])" office:value-type="float" office:value="41" calcext:value-type="float">
            <text:p>41</text:p>
          </table:table-cell>
          <table:table-cell table:style-name="ce25" office:value-type="string" calcext:value-type="string">
            <text:p>4(T2)</text:p>
          </table:table-cell>
          <table:table-cell table:style-name="ce1" office:value-type="string" calcext:value-type="string">
            <text:p>1;1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417" calcext:value-type="float">
            <text:p>9341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7];[.E17];[.G17];[.I17];[.K17];[.M17];[.O17];[.Q17];[.S17];[.U17];[.W17];[.Y17];[.AA17];[.AC17];[.AE17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7];[.AH17];[.AI17];[.AK17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8];[.E18];[.G18];[.I18];[.K18];[.M18];[.O18];[.Q18];[.S18];[.U18];[.W18];[.Y18];[.AA18];[.AC18];[.AE18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8];[.AH18];[.AI18];[.AK18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974" calcext:value-type="float">
            <text:p>94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4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9];[.E19];[.G19];[.I19];[.K19];[.M19];[.O19];[.Q19];[.S19];[.U19];[.W19];[.Y19];[.AA19];[.AC19];[.AE19])/15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9];[.AH19];[.AI19];[.AK19])" office:value-type="float" office:value="0" calcext:value-type="float">
            <text:p>0</text:p>
          </table:table-cell>
          <table:table-cell table:style-name="ce1" table:number-columns-repeated="2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8921" calcext:value-type="float">
            <text:p>88921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0];[.E20];[.G20];[.I20];[.K20];[.M20];[.O20];[.Q20];[.S20];[.U20];[.W20];[.Y20];[.AA20];[.AC20];[.AE20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0];[.AH20];[.AI20];[.AK20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975" calcext:value-type="float">
            <text:p>949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4" table:formula="of:=SUM([.C21];[.E21];[.G21];[.I21];[.K21];[.M21];[.O21];[.Q21];[.S21];[.U21];[.W21];[.Y21];[.AA21];[.AC21];[.AE21])/15" office:value-type="percentage" office:value="0.866666666666667" calcext:value-type="percentage">
            <text:p>86,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21];[.AH21];[.AI21];[.AK21])" office:value-type="float" office:value="10" calcext:value-type="float">
            <text:p>1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976" calcext:value-type="float">
            <text:p>94976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2];[.E22];[.G22];[.I22];[.K22];[.M22];[.O22];[.Q22];[.S22];[.U22];[.W22];[.Y22];[.AA22];[.AC22];[.AE2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2];[.AH22];[.AI22];[.AK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8922" calcext:value-type="float">
            <text:p>88922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3];[.E23];[.G23];[.I23];[.K23];[.M23];[.O23];[.Q23];[.S23];[.U23];[.W23];[.Y23];[.AA23];[.AC23];[.AE23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3];[.AH23];[.AI23];[.AK23])" office:value-type="float" office:value="0" calcext:value-type="float">
            <text:p>0</text:p>
          </table:table-cell>
          <table:table-cell table:style-name="ce26"/>
          <table:table-cell table:style-name="ce1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475" calcext:value-type="float">
            <text:p>93475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4];[.E24];[.G24];[.I24];[.K24];[.M24];[.O24];[.Q24];[.S24];[.U24];[.W24];[.Y24];[.AA24];[.AC24];[.AE2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4];[.AH24];[.AI24];[.AK24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436" calcext:value-type="float">
            <text:p>93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4" table:formula="of:=SUM([.C25];[.E25];[.G25];[.I25];[.K25];[.M25];[.O25];[.Q25];[.S25];[.U25];[.W25];[.Y25];[.AA25];[.AC25];[.AE25])/15" office:value-type="percentage" office:value="0.866666666666667" calcext:value-type="percentage">
            <text:p>86,7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G25];[.AH25];[.AI25];[.AK25])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869" calcext:value-type="float">
            <text:p>9086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6];[.E26];[.G26];[.I26];[.K26];[.M26];[.O26];[.Q26];[.S26];[.U26];[.W26];[.Y26];[.AA26];[.AC26];[.AE26])/15" office:value-type="percentage" office:value="0.133333333333333" calcext:value-type="percentage">
            <text:p>1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6];[.AH26];[.AI26];[.AK26])" office:value-type="float" office:value="0" calcext:value-type="float">
            <text:p>0</text:p>
          </table:table-cell>
          <table:table-cell table:style-name="ce25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3621" calcext:value-type="float">
            <text:p>93621</text:p>
          </table:table-cell>
          <table:table-cell table:style-name="ce1" table:number-columns-repeated="33"/>
          <table:table-cell table:style-name="ce24"/>
          <table:table-cell table:style-name="ce1" table:number-columns-repeated="2"/>
          <table:table-cell table:style-name="ce25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6"/>
          <table:table-cell table:number-columns-repeated="973"/>
        </table:table-row>
        <table:table-row table:style-name="ro1" table:number-rows-repeated="104853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02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" table:number-columns-repeated="33" table:default-cell-style-name="ce22"/>
        <table:table-column table:style-name="co2" table:number-columns-repeated="4" table:default-cell-style-name="ce22"/>
        <table:table-column table:style-name="co3" table:number-columns-repeated="8" table:default-cell-style-name="ce22"/>
        <table:table-column table:style-name="co4" table:number-columns-repeated="973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2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23" office:value-type="string" calcext:value-type="string" table:number-columns-spanned="1" table:number-rows-spanned="2">
            <text:p>obecności</text:p>
          </table:table-cell>
          <table:table-cell table:style-name="ce2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7" office:value-type="string" calcext:value-type="string" table:number-columns-spanned="2" table:number-rows-spanned="1">
            <text:p>popraw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1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2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7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9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4978" calcext:value-type="float">
            <text:p>949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30" calcext:value-type="float">
            <text:p>30</text:p>
          </table:table-cell>
          <table:table-cell table:style-name="ce24" table:formula="of:=SUM([.C3];[.E3];[.G3];[.I3];[.K3];[.M3];[.O3];[.Q3];[.S3];[.U3];[.W3];[.Y3];[.AA3];[.AC3];[.AE3])/15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G3];[.AH3];[.AI3];[.AK3])" office:value-type="float" office:value="100" calcext:value-type="float">
            <text:p>100</text:p>
          </table:table-cell>
          <table:table-cell table:style-name="ce26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string" calcext:value-type="string">
            <text:p>5(ćw.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3418" calcext:value-type="float">
            <text:p>9341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4];[.E4];[.G4];[.I4];[.K4];[.M4];[.O4];[.Q4];[.S4];[.U4];[.W4];[.Y4];[.AA4];[.AC4];[.AE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4];[.AH4];[.AI4];[.AK4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4980" calcext:value-type="float">
            <text:p>9498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5];[.E5];[.G5];[.I5];[.K5];[.M5];[.O5];[.Q5];[.S5];[.U5];[.W5];[.Y5];[.AA5];[.AC5];[.AE5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5];[.AH5];[.AI5];[.AK5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982" calcext:value-type="float">
            <text:p>9498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4" table:formula="of:=SUM([.C6];[.E6];[.G6];[.I6];[.K6];[.M6];[.O6];[.Q6];[.S6];[.U6];[.W6];[.Y6];[.AA6];[.AC6];[.AE6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G6];[.AH6];[.AI6];[.AK6])" office:value-type="float" office:value="16" calcext:value-type="float">
            <text:p>16</text:p>
          </table:table-cell>
          <table:table-cell table:style-name="ce25" office:value-type="string" calcext:value-type="string">
            <text:p>3(T2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3420" calcext:value-type="float">
            <text:p>9342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7];[.E7];[.G7];[.I7];[.K7];[.M7];[.O7];[.Q7];[.S7];[.U7];[.W7];[.Y7];[.AA7];[.AC7];[.AE7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7];[.AH7];[.AI7];[.AK7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4983" calcext:value-type="float">
            <text:p>9498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4" table:formula="of:=SUM([.C8];[.E8];[.G8];[.I8];[.K8];[.M8];[.O8];[.Q8];[.S8];[.U8];[.W8];[.Y8];[.AA8];[.AC8];[.AE8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G8];[.AH8];[.AI8];[.AK8])" office:value-type="float" office:value="23" calcext:value-type="float">
            <text:p>23</text:p>
          </table:table-cell>
          <table:table-cell table:style-name="ce25" office:value-type="string" calcext:value-type="string">
            <text:p>3,5(T2)</text:p>
          </table:table-cell>
          <table:table-cell table:style-name="ce1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4984" calcext:value-type="float">
            <text:p>9498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4" table:formula="of:=SUM([.C9];[.E9];[.G9];[.I9];[.K9];[.M9];[.O9];[.Q9];[.S9];[.U9];[.W9];[.Y9];[.AA9];[.AC9];[.AE9])/15" office:value-type="percentage" office:value="0.933333333333333" calcext:value-type="percentage">
            <text:p>93,3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9];[.AH9];[.AI9];[.AK9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1417" calcext:value-type="float">
            <text:p>9141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0];[.E10];[.G10];[.I10];[.K10];[.M10];[.O10];[.Q10];[.S10];[.U10];[.W10];[.Y10];[.AA10];[.AC10];[.AE10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0];[.AH10];[.AI10];[.AK10])" office:value-type="float" office:value="0" calcext:value-type="float">
            <text:p>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4986" calcext:value-type="float">
            <text:p>9498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24" table:formula="of:=SUM([.C11];[.E11];[.G11];[.I11];[.K11];[.M11];[.O11];[.Q11];[.S11];[.U11];[.W11];[.Y11];[.AA11];[.AC11];[.AE11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G11];[.AH11];[.AI11];[.AK11])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25"/>
          <table:table-cell table:style-name="ce1"/>
          <table:table-cell table:style-name="ce1" office:value-type="string" calcext:value-type="string">
            <text:p>5(ćw.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204" calcext:value-type="float">
            <text:p>95204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2];[.E12];[.G12];[.I12];[.K12];[.M12];[.O12];[.Q12];[.S12];[.U12];[.W12];[.Y12];[.AA12];[.AC12];[.AE1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2];[.AH12];[.AI12];[.AK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989" calcext:value-type="float">
            <text:p>94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24" table:formula="of:=SUM([.C13];[.E13];[.G13];[.I13];[.K13];[.M13];[.O13];[.Q13];[.S13];[.U13];[.W13];[.Y13];[.AA13];[.AC13];[.AE13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G13];[.AH13];[.AI13];[.AK13])" office:value-type="float" office:value="84" calcext:value-type="float">
            <text:p>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1" office:value-type="string" calcext:value-type="string">
            <text:p>4,5(ćw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991" calcext:value-type="float">
            <text:p>9499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3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4];[.E14];[.G14];[.I14];[.K14];[.M14];[.O14];[.Q14];[.S14];[.U14];[.W14];[.Y14];[.AA14];[.AC14];[.AE14])/15" office:value-type="percentage" office:value="0.266666666666667" calcext:value-type="percentage">
            <text:p>2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4];[.AH14];[.AI14];[.AK14])" office:value-type="float" office:value="0" calcext:value-type="float">
            <text:p>0</text:p>
          </table:table-cell>
          <table:table-cell table:style-name="ce1" table:number-columns-repeated="2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4992" calcext:value-type="float">
            <text:p>9499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4" table:formula="of:=SUM([.C15];[.E15];[.G15];[.I15];[.K15];[.M15];[.O15];[.Q15];[.S15];[.U15];[.W15];[.Y15];[.AA15];[.AC15];[.AE15])/15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5];[.AH15];[.AI15];[.AK1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1422" calcext:value-type="float">
            <text:p>91422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16];[.E16];[.G16];[.I16];[.K16];[.M16];[.O16];[.Q16];[.S16];[.U16];[.W16];[.Y16];[.AA16];[.AC16];[.AE16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6];[.AH16];[.AI16];[.AK16])" office:value-type="float" office:value="0" calcext:value-type="float">
            <text:p>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993" calcext:value-type="float">
            <text:p>9499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24" table:formula="of:=SUM([.C17];[.E17];[.G17];[.I17];[.K17];[.M17];[.O17];[.Q17];[.S17];[.U17];[.W17];[.Y17];[.AA17];[.AC17];[.AE17])/15" office:value-type="percentage" office:value="0.733333333333333" calcext:value-type="percentage">
            <text:p>7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7];[.AH17];[.AI17];[.AK17])" office:value-type="float" office:value="8" calcext:value-type="float">
            <text:p>8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994" calcext:value-type="float">
            <text:p>9499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4" table:formula="of:=SUM([.C18];[.E18];[.G18];[.I18];[.K18];[.M18];[.O18];[.Q18];[.S18];[.U18];[.W18];[.Y18];[.AA18];[.AC18];[.AE18])/15" office:value-type="percentage" office:value="0.733333333333333" calcext:value-type="percentage">
            <text:p>73,3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G18];[.AH18];[.AI18];[.AK18])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995" calcext:value-type="float">
            <text:p>9499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C19];[.E19];[.G19];[.I19];[.K19];[.M19];[.O19];[.Q19];[.S19];[.U19];[.W19];[.Y19];[.AA19];[.AC19];[.AE19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G19];[.AH19];[.AI19];[.AK19])" office:value-type="float" office:value="83" calcext:value-type="float">
            <text:p>8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30(s2)</text:p>
          </table:table-cell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4996" calcext:value-type="float">
            <text:p>949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5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24" table:formula="of:=SUM([.C20];[.E20];[.G20];[.I20];[.K20];[.M20];[.O20];[.Q20];[.S20];[.U20];[.W20];[.Y20];[.AA20];[.AC20];[.AE20])/15" office:value-type="percentage" office:value="1" calcext:value-type="percentage">
            <text:p>100,0%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AG20];[.AH20];[.AI20];[.AK20])" office:value-type="float" office:value="69" calcext:value-type="float">
            <text:p>69</text:p>
          </table:table-cell>
          <table:table-cell table:style-name="ce26" office:value-type="float" office:value="4" calcext:value-type="float">
            <text:p>4</text:p>
          </table:table-cell>
          <table:table-cell table:style-name="ce1" office:value-type="string" calcext:value-type="string">
            <text:p>29(s3)</text:p>
          </table:table-cell>
          <table:table-cell table:style-name="ce1" table:number-columns-repeated="7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997" calcext:value-type="float">
            <text:p>9499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1];[.E21];[.G21];[.I21];[.K21];[.M21];[.O21];[.Q21];[.S21];[.U21];[.W21];[.Y21];[.AA21];[.AC21];[.AE21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1];[.AH21];[.AI21];[.AK2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427" calcext:value-type="float">
            <text:p>9342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C22];[.E22];[.G22];[.I22];[.K22];[.M22];[.O22];[.Q22];[.S22];[.U22];[.W22];[.Y22];[.AA22];[.AC22];[.AE2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22];[.AH22];[.AI22];[.AK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4998" calcext:value-type="float">
            <text:p>9499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24" table:formula="of:=SUM([.C23];[.E23];[.G23];[.I23];[.K23];[.M23];[.O23];[.Q23];[.S23];[.U23];[.W23];[.Y23];[.AA23];[.AC23];[.AE23])/15" office:value-type="percentage" office:value="0.933333333333333" calcext:value-type="percentage">
            <text:p>93,3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23];[.AH23];[.AI23];[.AK23])" office:value-type="float" office:value="12" calcext:value-type="float">
            <text:p>12</text:p>
          </table:table-cell>
          <table:table-cell table:style-name="ce1" table:number-columns-repeated="2"/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342" calcext:value-type="float">
            <text:p>9534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4" table:formula="of:=SUM([.C24];[.E24];[.G24];[.I24];[.K24];[.M24];[.O24];[.Q24];[.S24];[.U24];[.W24];[.Y24];[.AA24];[.AC24];[.AE24])/15" office:value-type="percentage" office:value="0.8" calcext:value-type="percentage">
            <text:p>8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24];[.AH24];[.AI24];[.AK24])" office:value-type="float" office:value="17" calcext:value-type="float">
            <text:p>17</text:p>
          </table:table-cell>
          <table:table-cell table:style-name="ce25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4"/>
          <table:table-cell table:style-name="ce24"/>
          <table:table-cell table:style-name="ce1" table:number-columns-repeated="4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4"/>
          <table:table-cell table:style-name="ce24"/>
          <table:table-cell table:style-name="ce1" table:number-columns-repeated="11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6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6"/>
          <table:table-cell table:number-columns-repeated="973"/>
        </table:table-row>
        <table:table-row table:style-name="ro1" table:number-rows-repeated="104853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20:56:48.4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23:06:32.200000000</meta:creation-date>
    <dc:date>2023-02-17T21:06:24.517000000</dc:date>
    <meta:editing-duration>PT8H45M32S</meta:editing-duration>
    <meta:editing-cycles>155</meta:editing-cycles>
    <meta:generator>LibreOffice/6.0.5.2$Windows_X86_64 LibreOffice_project/54c8cbb85f300ac59db32fe8a675ff7683cd5a16</meta:generator>
    <meta:document-statistic meta:table-count="2" meta:cell-count="1078" meta:object-count="0"/>
  </office:meta>
</office:document-meta>
</file>